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9fe" officeooo:paragraph-rsid="000d19fe"/>
    </style:style>
    <style:style style:name="P2" style:family="paragraph" style:parent-style-name="Standard">
      <style:paragraph-properties fo:break-before="page"/>
      <style:text-properties officeooo:rsid="000d19fe" officeooo:paragraph-rsid="000d19fe"/>
    </style:style>
    <style:style style:name="P3" style:family="paragraph" style:parent-style-name="Standard">
      <style:text-properties officeooo:rsid="000d19fe" officeooo:paragraph-rsid="000e1373"/>
    </style:style>
    <style:style style:name="T1" style:family="text">
      <style:text-properties officeooo:rsid="000e1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_ multi pages</text:p>
      <text:p text:style-name="P1"/>
      <text:p text:style-name="P1"/>
      <text:p text:style-name="P1"/>
      <text:p text:style-name="P1"/>
      <text:p text:style-name="P1"><text:line-break/><text:line-break/></text:p>
      <text:p text:style-name="P2"/>
      <text:p text:style-name="P1"/>
      <text:p text:style-name="P1"/>
      <text:p text:style-name="P3">Aircraft : A3<text:span text:style-name="T1">2</text:span>0</text:p>
      <text:p text:style-name="P3"/>
      <text:p text:style-name="P3"/>
      <text:p text:style-name="P3"/>
      <text:p text:style-name="P3"/>
      <text:p text:style-name="P3"><text:tab/><text:tab/><text:tab/><text:tab/><text:tab/><text:tab/>Part : <text:span text:style-name="T1">5555666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17:42.042175905</meta:creation-date>
    <dc:date>2023-05-01T11:22:35.977305041</dc:date>
    <meta:editing-duration>PT1M12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2" meta:paragraph-count="4" meta:word-count="9" meta:character-count="55" meta:non-whitespace-character-count="41"/>
  </office:meta>
</office:document-meta>
</file>